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bria" svg:font-family="Cabria"/>
    <style:font-face style:name="Calibri" svg:font-family="Calibri" style:font-adornments="Normal" style:font-family-generic="swiss" style:font-pitch="variable"/>
    <style:font-face style:name="Cambria" svg:font-family="Cambria" style:font-adornments="Fet" style:font-family-generic="roman" style:font-pitch="variable"/>
    <style:font-face style:name="Cambria1" svg:font-family="Cambria" style:font-adornments="Normal" style:font-family-generic="roman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itle">
      <style:text-properties fo:color="#2a6099" loext:opacity="100%" style:font-name="Cabria" style:text-underline-style="solid" style:text-underline-width="auto" style:text-underline-color="font-color" officeooo:rsid="00c71d7d" officeooo:paragraph-rsid="00c71d7d" fo:background-color="transparent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text-align="center" style:justify-single-word="false"/>
      <style:text-properties fo:font-size="14pt" officeooo:rsid="00f8be39" officeooo:paragraph-rsid="01005153" style:font-size-asian="12.25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14pt" officeooo:rsid="00f8be39" officeooo:paragraph-rsid="01005153" style:font-size-asian="12.25pt" style:font-size-complex="14pt"/>
    </style:style>
    <style:style style:name="P6" style:family="paragraph" style:parent-style-name="Heading_20_1">
      <style:paragraph-properties fo:text-align="center" style:justify-single-word="false"/>
      <style:text-properties officeooo:rsid="01005153" officeooo:paragraph-rsid="010675cd"/>
    </style:style>
    <style:style style:name="P7" style:family="paragraph" style:parent-style-name="Text_20_body">
      <style:paragraph-properties fo:text-align="center" style:justify-single-word="false"/>
      <style:text-properties fo:font-size="14pt" officeooo:paragraph-rsid="010675cd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officeooo:paragraph-rsid="010675cd"/>
    </style:style>
    <style:style style:name="P9" style:family="paragraph" style:parent-style-name="Heading_20_2">
      <style:paragraph-properties fo:text-align="center" style:justify-single-word="false"/>
      <style:text-properties officeooo:rsid="01020ba6" officeooo:paragraph-rsid="010675cd"/>
    </style:style>
    <style:style style:name="P10" style:family="paragraph" style:parent-style-name="Standard">
      <style:paragraph-properties fo:text-align="center" style:justify-single-word="false"/>
      <style:text-properties fo:font-size="14pt" officeooo:rsid="0103e46a" officeooo:paragraph-rsid="010675cd" style:font-size-asian="12.25pt" style:font-size-complex="14pt"/>
    </style:style>
    <style:style style:name="P11" style:family="paragraph" style:parent-style-name="Standard">
      <style:text-properties fo:font-size="14pt" officeooo:rsid="0103e46a" officeooo:paragraph-rsid="010675cd" style:font-size-asian="12.25pt" style:font-size-complex="14pt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Standard" style:list-style-name="L1">
      <style:text-properties fo:font-size="14pt" style:font-size-asian="14pt" style:font-size-complex="14pt"/>
    </style:style>
    <style:style style:name="P17" style:family="paragraph" style:parent-style-name="Standard" style:list-style-name="L1">
      <style:text-properties fo:font-size="14pt" officeooo:rsid="0103e46a" officeooo:paragraph-rsid="010675cd" style:font-size-asian="12.25pt" style:font-size-complex="14pt"/>
    </style:style>
    <style:style style:name="P18" style:family="paragraph" style:parent-style-name="Standard" style:list-style-name="L1">
      <style:text-properties fo:font-size="14pt" officeooo:rsid="01057b5b" officeooo:paragraph-rsid="010675cd" style:font-size-asian="12.25pt" style:font-size-complex="14pt"/>
    </style:style>
    <style:style style:name="P19" style:family="paragraph" style:parent-style-name="Standard" style:list-style-name="L1">
      <style:text-properties fo:font-size="14pt" officeooo:rsid="0109e1b6" officeooo:paragraph-rsid="0109e1b6" style:font-size-asian="12.25pt" style:font-size-complex="14pt"/>
    </style:style>
    <style:style style:name="P20" style:family="paragraph" style:parent-style-name="Standard">
      <style:text-properties fo:font-size="14pt" officeooo:rsid="0109e1b6" officeooo:paragraph-rsid="0109e1b6" style:font-size-asian="12.25pt" style:font-size-complex="14pt"/>
    </style:style>
    <style:style style:name="P21" style:family="paragraph" style:parent-style-name="Heading_20_2">
      <style:paragraph-properties fo:text-align="center" style:justify-single-word="false"/>
      <style:text-properties officeooo:rsid="010a46fe" officeooo:paragraph-rsid="010a46fe"/>
    </style:style>
    <style:style style:name="P22" style:family="paragraph" style:parent-style-name="Standard">
      <style:paragraph-properties fo:text-align="center" style:justify-single-word="false"/>
      <style:text-properties fo:font-size="14pt" officeooo:rsid="010a46fe" officeooo:paragraph-rsid="010a46fe" style:font-size-asian="14pt" style:font-size-complex="14pt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4pt" officeooo:rsid="010b8ce9" officeooo:paragraph-rsid="010b8ce9" style:font-size-asian="12.25pt" style:font-size-complex="14pt"/>
    </style:style>
    <style:style style:name="P24" style:family="paragraph" style:parent-style-name="Standard" style:list-style-name="L5">
      <style:paragraph-properties fo:text-align="start" style:justify-single-word="false"/>
      <style:text-properties fo:font-size="14pt" officeooo:rsid="010d7423" officeooo:paragraph-rsid="010d7423" style:font-size-asian="12.25pt" style:font-size-complex="14pt"/>
    </style:style>
    <style:style style:name="P25" style:family="paragraph" style:parent-style-name="Text_20_body">
      <style:paragraph-properties fo:text-align="center" style:justify-single-word="false"/>
      <style:text-properties fo:font-size="14pt" officeooo:rsid="00f8be39" officeooo:paragraph-rsid="010675cd" style:font-size-asian="12.25pt" style:font-size-complex="14pt"/>
    </style:style>
    <style:style style:name="T1" style:family="text">
      <style:text-properties style:text-underline-style="none" officeooo:rsid="00ff82c3"/>
    </style:style>
    <style:style style:name="T2" style:family="text">
      <style:text-properties style:text-underline-style="none" officeooo:rsid="00c906f6"/>
    </style:style>
    <style:style style:name="T3" style:family="text">
      <style:text-properties officeooo:rsid="01005153"/>
    </style:style>
    <style:style style:name="T4" style:family="text">
      <style:text-properties officeooo:rsid="01057b5b"/>
    </style:style>
    <style:style style:name="T5" style:family="text">
      <style:text-properties fo:font-size="14pt" fo:font-weight="bold" officeooo:rsid="01020ba6" style:font-size-asian="14pt" style:font-weight-asian="bold" style:font-size-complex="14pt" style:font-weight-complex="bold"/>
    </style:style>
    <style:style style:name="T6" style:family="text">
      <style:text-properties fo:font-size="14pt" fo:font-weight="normal" officeooo:rsid="01020ba6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1057b5b" style:font-size-asian="14pt" style:font-weight-asian="normal" style:font-size-complex="14pt" style:font-weight-complex="normal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officeooo:rsid="010a46f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alys</text:span><text:span text:style-name="T2"> </text:span><text:span text:style-name="T1">Djurparken</text:span></text:p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nehållsförteckning1_Head" text:protected="true">
            <text:p text:style-name="Contents_20_Heading">Innehållsförteckning</text:p>
          </text:index-title>
          <text:p text:style-name="P2"><text:a xlink:type="simple" xlink:href="#__RefHeading___Toc20_1070919347" text:style-name="Index_20_Link" text:visited-style-name="Index_20_Link">Inledning<text:tab/>2</text:a></text:p>
          <text:p text:style-name="P2"><text:a xlink:type="simple" xlink:href="#__RefHeading___Toc22_1070919347" text:style-name="Index_20_Link" text:visited-style-name="Index_20_Link">Kravspecifikation<text:tab/>2</text:a></text:p>
          <text:p text:style-name="P3"><text:a xlink:type="simple" xlink:href="#__RefHeading___Toc24_1070919347" text:style-name="Index_20_Link" text:visited-style-name="Index_20_Link">Funktionella krav<text:tab/>2</text:a></text:p>
          <text:p text:style-name="P3"><text:a xlink:type="simple" xlink:href="#__RefHeading___Toc355_992606989" text:style-name="Index_20_Link" text:visited-style-name="Index_20_Link">Icke-funktionella krav<text:tab/>2</text:a></text:p>
        </text:index-body>
      </text:table-of-content>
      <text:h text:style-name="P4" text:outline-level="1" text:is-list-header="true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6" text:outline-level="1" text:is-list-header="true"><text:bookmark-start text:name="__RefHeading___Toc20_1070919347"/><text:soft-page-break/>Inledning<text:bookmark-end text:name="__RefHeading___Toc20_1070919347"/></text:h>
      <text:p text:style-name="P7"><text:span text:style-name="T3">Detta är analysfasen för min djurparks </text:span><text:span text:style-name="T4">program</text:span><text:span text:style-name="T3">. Där jag fått av uppdrag av en djurpark att skapa e</text:span><text:span text:style-name="T4">tt program </text:span><text:span text:style-name="T3">för dem. </text:span></text:p>
      <text:p text:style-name="P8"/>
      <text:h text:style-name="P6" text:outline-level="1"><text:bookmark-start text:name="__RefHeading___Toc22_1070919347"/>Kravspecifikation<text:bookmark-end text:name="__RefHeading___Toc22_1070919347"/></text:h>
      <text:p text:style-name="P8"><text:span text:style-name="T5">Syfte: </text:span><text:span text:style-name="T6">Detta ska definiera vad systemet ska göra och vilka egenskaper som det ska ha. Detta är då vad jag som utvecklare och kund k</text:span><text:span text:style-name="T7">o</text:span><text:span text:style-name="T6">mmer fram till efter diskussioner. </text:span></text:p>
      <text:p text:style-name="P8"><text:span text:style-name="T6"/></text:p>
      <text:h text:style-name="P9" text:outline-level="2"><text:bookmark-start text:name="__RefHeading___Toc24_1070919347"/>Funktionella krav<text:bookmark-end text:name="__RefHeading___Toc24_1070919347"/></text:h>
      <text:p text:style-name="P10">Detta beskriver vad system ska göra.</text:p>
      <text:p text:style-name="P11"/>
      <text:list xml:id="list1750991940" text:style-name="L1">
        <text:list-item>
          <text:p text:style-name="P12"><text:span text:style-name="Strong_20_Emphasis"><text:span text:style-name="T8">Besökare har en grundläggande tillgång till systemet utan kostnad</text:span></text:span><text:span text:style-name="T8">, vilket låter dem utföra grundläggande funktioner som att se information om djur och öppettider.</text:span></text:p>
        </text:list-item>
        <text:list-item text:style-override="L2">
          <text:p text:style-name="P13"><text:span text:style-name="Strong_20_Emphasis"><text:span text:style-name="T8">Besökare kan välja att köpa tillval</text:span></text:span><text:span text:style-name="T8"> som låter dem utföra extra aktiviteter, till exempel mata djuren eller få mer detaljerad information om vissa djur.</text:span></text:p>
        </text:list-item>
        <text:list-item text:style-override="L3">
          <text:p text:style-name="P14"><text:span text:style-name="Strong_20_Emphasis"><text:span text:style-name="T8">Systemet ska visa pris för varje tillval.</text:span></text:span></text:p>
        </text:list-item>
        <text:list-item text:style-override="L4">
          <text:p text:style-name="P15"><text:span text:style-name="Strong_20_Emphasis"><text:span text:style-name="T8">Systemet ska visa en sammanställning av valda tillval</text:span></text:span><text:span text:style-name="T8"> innan köpet slutförs. </text:span></text:p>
        </text:list-item>
        <text:list-item>
          <text:p text:style-name="P16">Besökare ska kunna mata djuren. (Med olika sorters mat)</text:p>
        </text:list-item>
        <text:list-item>
          <text:p text:style-name="P17">Besökare ska kunna integrera med djuren. Beroende på vad för djur det är. <text:line-break/>Som att kolla på djuren nära, klappa djuren, leka med djuren <text:span text:style-name="T9">eller kela. </text:span></text:p>
        </text:list-item>
        <text:list-item>
          <text:p text:style-name="P17">Systemet ska visa pris på biljetter.</text:p>
        </text:list-item>
        <text:list-item>
          <text:p text:style-name="P17">Systemet ska visa djurparkens öppettider.</text:p>
        </text:list-item>
        <text:list-item>
          <text:p text:style-name="P18">Systemet ska visa detaljerad information om varje djur, inklusive art, namn, ålder, beskrivning och <text:span text:style-name="T9">kanske</text:span> bild.</text:p>
        </text:list-item>
        <text:list-item>
          <text:p text:style-name="P19">Djuren ska bli hungriga efter man integrerat med de. </text:p>
        </text:list-item>
        <text:list-item>
          <text:p text:style-name="P19">Besökare ska kunna söka på olika djur. </text:p>
        </text:list-item>
      </text:list>
      <text:p text:style-name="P20"/>
      <text:p text:style-name="P20"/>
      <text:p text:style-name="P20"/>
      <text:h text:style-name="P21" text:outline-level="2"><text:bookmark-start text:name="__RefHeading___Toc355_992606989"/>Icke-funktionella krav<text:bookmark-end text:name="__RefHeading___Toc355_992606989"/></text:h>
      <text:p text:style-name="P22">Detta fokuserar på hur systemet ska fungera, dess egenskaper och kvaliteter.</text:p>
      <text:p text:style-name="P22"/>
      <text:list text:style-name="L5">
        <text:list-item>
          <text:p text:style-name="P23">Systemet ska vara intuitivt och lätt att använda för personer i alla åldrar.</text:p>
          <text:p text:style-name="P23"><text:soft-page-break/>Med detta menas det att systemet ska vara lätt att använda, med en enkel och logisk menystruktur för att underlätta navigering. Vanliga funktioner ska vara lättåtkomliga. </text:p>
        </text:list-item>
        <text:list-item>
          <text:p text:style-name="P23">Systemet ska ha en tydlig och konsekvent design. Där saker är lätta att hitta och se för användaren.</text:p>
        </text:list-item>
        <text:list-item>
          <text:p text:style-name="P23">Koden ska vara lättläst och förståelig, med tydliga namn på variabler, funktioner och klasser. </text:p>
        </text:list-item>
        <text:list-item>
          <text:p text:style-name="P23">Koden ska följa en konsekvent stil och formatering. </text:p>
        </text:list-item>
        <text:list-item>
          <text:p text:style-name="P23">Koden ska vara väl dokumenterad med kommentarer vad koden gör.</text:p>
        </text:list-item>
        <text:list-item>
          <text:p text:style-name="P23">Koden ska va uppdelad i mindre moduler. För lättare felsökning och bättre struktur på kod. </text:p>
        </text:list-item>
        <text:list-item>
          <text:p text:style-name="P23">Systemet ska ladda på mindre än 2sekunder. Där meny och listan av djur ska visas snabbt. </text:p>
        </text:list-item>
        <text:list-item>
          <text:p text:style-name="P24">System ska ha olika färger som val</text:p>
          <text:p text:style-name="P23"/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bria" svg:font-family="Cabria"/>
    <style:font-face style:name="Calibri" svg:font-family="Calibri" style:font-adornments="Normal" style:font-family-generic="swiss" style:font-pitch="variable"/>
    <style:font-face style:name="Cambria" svg:font-family="Cambria" style:font-adornments="Fet" style:font-family-generic="roman" style:font-pitch="variable"/>
    <style:font-face style:name="Cambria1" svg:font-family="Cambria" style:font-adornments="Normal" style:font-family-generic="roman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sv" fo:country="S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sv" fo:country="S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fo:color="#2a6099" loext:opacity="100%" style:font-name="Cambria1" fo:font-family="Cambria" style:font-style-name="Normal" style:font-family-generic="roman" style:font-pitch="variable" fo:font-size="14pt" fo:background-color="transparen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3bf3d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loext:graphic-properties draw:fill="none" draw:fill-color="#ffffff"/>
      <style:paragraph-properties fo:background-color="transparent" text:number-lines="false" text:line-number="0"/>
      <style:text-properties fo:color="#2a6099" loext:opacity="100%" style:font-name="Calibri" fo:font-family="Calibri" style:font-style-name="Normal" style:font-family-generic="swiss" style:font-pitch="variable"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51pt solid #000000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padding="0.049cm" fo:border-left="none" fo:border-right="none" fo:border-top="none" fo:border-bottom="0.51pt solid #000000"/>
      <style:text-properties fo:color="#2a6099" loext:opacity="100%" fo:font-size="18pt" fo:font-weight="bold" officeooo:rsid="000dfe75" fo:background-color="transparent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 fo:padding="0.041cm" fo:border-left="none" fo:border-right="none" fo:border-top="none" fo:border-bottom="0.51pt solid #000000">
        <style:tab-stops/>
      </style:paragraph-properties>
      <style:text-properties fo:color="#2a6099" loext:opacity="100%" style:font-name="Cambria" fo:font-family="Cambria" style:font-style-name="Fet" style:font-family-generic="roman" style:font-pitch="variable" fo:font-size="16pt" style:text-underline-style="none" fo:font-weight="bold" fo:background-color="transparent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padding="0.049cm" fo:border-left="none" fo:border-right="none" fo:border-top="none" fo:border-bottom="0.51pt solid #000000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4:16:27.948000000</meta:creation-date>
    <meta:editing-duration>PT44M40S</meta:editing-duration>
    <meta:editing-cycles>4</meta:editing-cycles>
    <meta:generator>LibreOffice/24.8.2.1$Windows_X86_64 LibreOffice_project/0f794b6e29741098670a3b95d60478a65d05ef13</meta:generator>
    <dc:title>Dokumentation</dc:title>
    <dc:date>2024-11-14T15:57:09.788000000</dc:date>
    <meta:document-statistic meta:table-count="0" meta:image-count="0" meta:object-count="0" meta:page-count="3" meta:paragraph-count="35" meta:word-count="377" meta:character-count="2277" meta:non-whitespace-character-count="1943"/>
    <meta:template xlink:type="simple" xlink:actuate="onRequest" xlink:title="Dokumentation" xlink:href="../Analys.odt" meta:date="2024-11-14T14:16:27.784000000"/>
  </office:meta>
</office:document-meta>
</file>